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9000002CDBFC74EAD250302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a19" officeooo:paragraph-rsid="00104a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ype Conversion in C++:</text:p>
      <text:p text:style-name="P1"/>
      <text:p text:style-name="P1">i.) int to double</text:p>
      <text:p text:style-name="P1"><draw:frame draw:style-name="fr1" draw:name="Image1" text:anchor-type="char" svg:width="18.02cm" svg:height="18.972cm" draw:z-index="0"><draw:image xlink:href="Pictures/10000201000002A9000002CDBFC74EAD250302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3:39:10.263000000</meta:creation-date>
    <dc:date>2022-01-11T13:40:40.904000000</dc:date>
    <meta:editing-duration>PT1M32S</meta:editing-duration>
    <meta:editing-cycles>1</meta:editing-cycles>
    <meta:document-statistic meta:table-count="0" meta:image-count="1" meta:object-count="0" meta:page-count="1" meta:paragraph-count="2" meta:word-count="8" meta:character-count="40" meta:non-whitespace-character-count="34"/>
    <meta:generator>LibreOffice/7.1.8.1$Windows_X86_64 LibreOffice_project/e1f30c802c3269a1d052614453f260e49458c82c</meta:generator>
  </office:meta>
</office:document-meta>
</file>